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number-columns-repeated="1020" table:default-cell-style-name="ce2"/>
        <table:table-row table:style-name="ro2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Date Purchased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00 RPM 9V 50mA Motors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2-8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n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9V batt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8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ouble t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-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"/>
          <table:table-cell table:number-columns-repeated="102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3">00/00/0000</text:date>, <text:time style:data-style-name="N2" text:time-value="21:53:29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8S</meta:editing-duration>
    <meta:editing-cycles>3</meta:editing-cycles>
    <meta:generator>LibreOffice/5.4.0.3$Windows_X86_64 LibreOffice_project/7556cbc6811c9d992f4064ab9287069087d7f62c</meta:generator>
    <dc:date>2017-08-23T21:59:55.91800000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